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bold" fo:font-family="Georgia" style:font-family-asian="Georgia" style:font-family-complex="Georgia" fo:background-color="transparent" style:use-window-font-color="true"/>
    </style:style>
    <style:style style:name="T3" style:family="text">
      <style:text-properties fo:font-size="18.75pt" fo:font-weight="bold" fo:font-family="Georgia" style:font-family-asian="Georgia" style:font-family-complex="Georgia" fo:background-color="transparent" fo:color="#2d2828"/>
    </style:style>
    <style:style style:name="T4" style:family="text">
      <style:text-properties fo:font-size="11.00pt" fo:font-weight="normal" fo:font-family="Georgia" style:font-family-asian="Georgia" style:font-family-complex="Georgi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<text:s text:c="40"/></text:span><text:span text:style-name="T2"/></text:p>
      <text:p text:style-name="P2"><text:span text:style-name="T3"><text:s text:c="25"/>Project Structure</text:span></text:p>
      <text:p text:style-name="P3"><text:span text:style-name="T4"/></text:p>
      <text:p text:style-name="P3"><draw:frame text:anchor-type="as-char" svg:width="148.96mm" svg:height="139.44mm" style:rel-width="scale" style:rel-height="scale"><draw:object-ole xlink:href="OleObj1"/><draw:image xlink:href="ObjectReplacements/OleObj1"/></draw:frame><text:span text:style-name="T4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